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4mm" svg:height="190.53mm" svg:x="54.92mm" svg:y="325.98mm">
            <draw:object draw:notify-on-update-of-ranges="Sheet1.C4:Sheet1.C70 Sheet1.D3:Sheet1.D3 Sheet1.D4:Sheet1.D70 Sheet1.E3:Sheet1.E3 Sheet1.E4:Sheet1.E70 Sheet1.F3:Sheet1.F3 Sheet1.F4:Sheet1.F70 Sheet1.G3:Sheet1.G3 Sheet1.G4:Sheet1.G70 Sheet1.H3:Sheet1.H3 Sheet1.H4:Sheet1.H70 Sheet1.I3:Sheet1.I3 Sheet1.I4:Sheet1.I70 Sheet1.J3:Sheet1.J3 Sheet1.J4:Sheet1.J70 Sheet1.K3:Sheet1.K3 Sheet1.K4:Sheet1.K70 Sheet1.L3:Sheet1.L3 Sheet1.L4:Sheet1.L70 Sheet1.M3:Sheet1.M3 Sheet1.M4:Sheet1.M70 Sheet1.N3:Sheet1.N3 Sheet1.N4:Sheet1.N70 Sheet1.O3:Sheet1.O3 Sheet1.O4:Sheet1.O70 Sheet1.P3:Sheet1.P3 Sheet1.P4:Sheet1.P70 Sheet1.Q3:Sheet1.Q3 Sheet1.Q4:Sheet1.Q70 Sheet1.R3:Sheet1.R3 Sheet1.R4:Sheet1.R70 Sheet1.S3:Sheet1.S3 Sheet1.S4:Sheet1.S70 Sheet1.T3:Sheet1.T3 Sheet1.T4:Sheet1.T70 Sheet1.U3:Sheet1.U3 Sheet1.U4:Sheet1.U70 Sheet1.V3:Sheet1.V3 Sheet1.V4:Sheet1.V70 Sheet1.W3:Sheet1.W3 Sheet1.W4:Sheet1.W70 Sheet1.X3:Sheet1.X3 Sheet1.X4:Sheet1.X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7"/>
          <table:table-cell table:formula="of:=SUM([.D4:.Y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7"/>
          <table:table-cell table:formula="of:=SUM([.D5:.Y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6"/>
          <table:table-cell table:formula="of:=SUM([.D6:.Y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6"/>
          <table:table-cell table:formula="of:=SUM([.D7:.Y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6"/>
          <table:table-cell table:formula="of:=SUM([.D8:.Y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6"/>
          <table:table-cell table:formula="of:=SUM([.D9:.Y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SUM([.D10:.Y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5"/>
          <table:table-cell table:formula="of:=SUM([.D11:.Y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5"/>
          <table:table-cell table:formula="of:=SUM([.D12:.Y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5"/>
          <table:table-cell table:formula="of:=SUM([.D13:.Y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5"/>
          <table:table-cell table:formula="of:=SUM([.D14:.Y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5"/>
          <table:table-cell table:formula="of:=SUM([.D15:.Y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D16:.Y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4"/>
          <table:table-cell table:formula="of:=SUM([.D17:.Y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8:.Y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9:.Y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table:formula="of:=SUM([.D20:.Y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1:.Y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2:.Y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23:.Y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formula="of:=SUM([.D24:.Y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5:.Y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0"/>
          <table:table-cell table:formula="of:=SUM([.D26:.Y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27:.Y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8"/>
          <table:table-cell table:formula="of:=SUM([.D28:.Y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9:.Y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0:.Y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8"/>
          <table:table-cell table:formula="of:=SUM([.D31:.Y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8"/>
          <table:table-cell table:formula="of:=SUM([.D32:.Y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8"/>
          <table:table-cell table:formula="of:=SUM([.D33:.Y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  <table:table-cell table:formula="of:=SUM([.D34:.Y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5:.Y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36:.Y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table:formula="of:=SUM([.D37:.Y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7"/>
          <table:table-cell table:formula="of:=SUM([.D38:.Y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39:.Y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40:.Y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formula="of:=SUM([.D41:.Y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42:.Y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table:formula="of:=SUM([.D43:.Y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formula="of:=SUM([.D44:.Y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table:formula="of:=SUM([.D45:.Y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6"/>
          <table:table-cell table:formula="of:=SUM([.D46:.Y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table:formula="of:=SUM([.D47:.Y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table:formula="of:=SUM([.D48:.Y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table:formula="of:=SUM([.D49:.Y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5"/>
          <table:table-cell table:formula="of:=SUM([.D50:.Y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4"/>
          <table:table-cell table:formula="of:=SUM([.D51:.Y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4"/>
          <table:table-cell table:formula="of:=SUM([.D52:.Y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4"/>
          <table:table-cell table:formula="of:=SUM([.D53:.Y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4"/>
          <table:table-cell table:formula="of:=SUM([.D54:.Y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4"/>
          <table:table-cell table:formula="of:=SUM([.D55:.Y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4"/>
          <table:table-cell table:formula="of:=SUM([.D56:.Y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formula="of:=SUM([.D57:.Y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4"/>
          <table:table-cell table:formula="of:=SUM([.D58:.Y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4"/>
          <table:table-cell table:formula="of:=SUM([.D59:.Y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4"/>
          <table:table-cell table:formula="of:=SUM([.D60:.Y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1:.Y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2:.Y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3:.Y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2"/>
          <table:table-cell table:formula="of:=SUM([.D64:.Y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2"/>
          <table:table-cell table:formula="of:=SUM([.D65:.Y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66:.Y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67:.Y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formula="of:=SUM([.D68:.Y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5:45:12.87597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10-07T15:46:28.885703313</dc:date>
    <meta:editing-duration>PT5H48M8S</meta:editing-duration>
    <meta:editing-cycles>28</meta:editing-cycles>
    <meta:generator>LibreOffice/4.4.2.2$Linux_X86_64 LibreOffice_project/40m0$Build-2</meta:generator>
    <meta:document-statistic meta:table-count="1" meta:cell-count="8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4:Sheet1.X70 Sheet1.D3:Sheet1.X3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0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0" chart:label-cell-address="Sheet1.D3:Sheet1.D3" chart:class="chart:area">
            <chart:data-point chart:repeated="67"/>
          </chart:series>
          <chart:series chart:style-name="ch11" chart:values-cell-range-address="Sheet1.E4:Sheet1.E70" chart:label-cell-address="Sheet1.E3:Sheet1.E3" chart:class="chart:area">
            <chart:data-point chart:repeated="67"/>
          </chart:series>
          <chart:series chart:style-name="ch12" chart:values-cell-range-address="Sheet1.F4:Sheet1.F70" chart:label-cell-address="Sheet1.F3:Sheet1.F3" chart:class="chart:area">
            <chart:data-point chart:repeated="67"/>
          </chart:series>
          <chart:series chart:style-name="ch13" chart:values-cell-range-address="Sheet1.G4:Sheet1.G70" chart:label-cell-address="Sheet1.G3:Sheet1.G3" chart:class="chart:area">
            <chart:data-point chart:repeated="67"/>
          </chart:series>
          <chart:series chart:style-name="ch14" chart:values-cell-range-address="Sheet1.H4:Sheet1.H70" chart:label-cell-address="Sheet1.H3:Sheet1.H3" chart:class="chart:area">
            <chart:data-point chart:repeated="67"/>
          </chart:series>
          <chart:series chart:style-name="ch15" chart:values-cell-range-address="Sheet1.I4:Sheet1.I70" chart:label-cell-address="Sheet1.I3:Sheet1.I3" chart:class="chart:area">
            <chart:data-point chart:repeated="67"/>
          </chart:series>
          <chart:series chart:style-name="ch16" chart:values-cell-range-address="Sheet1.J4:Sheet1.J70" chart:label-cell-address="Sheet1.J3:Sheet1.J3" chart:class="chart:area">
            <chart:data-point chart:repeated="67"/>
          </chart:series>
          <chart:series chart:style-name="ch17" chart:values-cell-range-address="Sheet1.K4:Sheet1.K70" chart:label-cell-address="Sheet1.K3:Sheet1.K3" chart:class="chart:area">
            <chart:data-point chart:repeated="67"/>
          </chart:series>
          <chart:series chart:style-name="ch18" chart:values-cell-range-address="Sheet1.L4:Sheet1.L70" chart:label-cell-address="Sheet1.L3:Sheet1.L3" chart:class="chart:area">
            <chart:data-point chart:repeated="67"/>
          </chart:series>
          <chart:series chart:style-name="ch19" chart:values-cell-range-address="Sheet1.M4:Sheet1.M70" chart:label-cell-address="Sheet1.M3:Sheet1.M3" chart:class="chart:area">
            <chart:data-point chart:repeated="67"/>
          </chart:series>
          <chart:series chart:style-name="ch20" chart:values-cell-range-address="Sheet1.N4:Sheet1.N70" chart:label-cell-address="Sheet1.N3:Sheet1.N3" chart:class="chart:area">
            <chart:data-point chart:repeated="67"/>
          </chart:series>
          <chart:series chart:style-name="ch21" chart:values-cell-range-address="Sheet1.O4:Sheet1.O70" chart:label-cell-address="Sheet1.O3:Sheet1.O3" chart:class="chart:area">
            <chart:data-point chart:repeated="67"/>
          </chart:series>
          <chart:series chart:style-name="ch10" chart:values-cell-range-address="Sheet1.P4:Sheet1.P70" chart:label-cell-address="Sheet1.P3:Sheet1.P3" chart:class="chart:area">
            <chart:data-point chart:repeated="67"/>
          </chart:series>
          <chart:series chart:style-name="ch11" chart:values-cell-range-address="Sheet1.Q4:Sheet1.Q70" chart:label-cell-address="Sheet1.Q3:Sheet1.Q3" chart:class="chart:area">
            <chart:data-point chart:repeated="67"/>
          </chart:series>
          <chart:series chart:style-name="ch12" chart:values-cell-range-address="Sheet1.R4:Sheet1.R70" chart:label-cell-address="Sheet1.R3:Sheet1.R3" chart:class="chart:area">
            <chart:data-point chart:repeated="67"/>
          </chart:series>
          <chart:series chart:style-name="ch13" chart:values-cell-range-address="Sheet1.S4:Sheet1.S70" chart:label-cell-address="Sheet1.S3:Sheet1.S3" chart:class="chart:area">
            <chart:data-point chart:repeated="67"/>
          </chart:series>
          <chart:series chart:style-name="ch14" chart:values-cell-range-address="Sheet1.T4:Sheet1.T70" chart:label-cell-address="Sheet1.T3:Sheet1.T3" chart:class="chart:area">
            <chart:data-point chart:repeated="67"/>
          </chart:series>
          <chart:series chart:style-name="ch22" chart:values-cell-range-address="Sheet1.U4:Sheet1.U70" chart:label-cell-address="Sheet1.U3:Sheet1.U3" chart:class="chart:area">
            <chart:data-point chart:repeated="67"/>
          </chart:series>
          <chart:series chart:style-name="ch16" chart:values-cell-range-address="Sheet1.V4:Sheet1.V70" chart:label-cell-address="Sheet1.V3:Sheet1.V3" chart:class="chart:area">
            <chart:data-point chart:repeated="67"/>
          </chart:series>
          <chart:series chart:style-name="ch17" chart:values-cell-range-address="Sheet1.W4:Sheet1.W70" chart:label-cell-address="Sheet1.W3:Sheet1.W3" chart:class="chart:area">
            <chart:data-point chart:repeated="67"/>
          </chart:series>
          <chart:series chart:style-name="ch18" chart:values-cell-range-address="Sheet1.X4:Sheet1.X70" chart:label-cell-address="Sheet1.X3:Sheet1.X3" chart:class="chart:area">
            <chart:data-point chart:repeated="6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0</svg:desc>
                </draw:g>
              </table:table-cell>
              <table:table-cell office:value-type="float" office:value="0.3">
                <text:p>0.3</text:p>
                <draw:g>
                  <svg:desc>Sheet1.D4:Sheet1.D70</svg:desc>
                </draw:g>
              </table:table-cell>
              <table:table-cell office:value-type="float" office:value="27.7">
                <text:p>27.7</text:p>
                <draw:g>
                  <svg:desc>Sheet1.E4:Sheet1.E70</svg:desc>
                </draw:g>
              </table:table-cell>
              <table:table-cell office:value-type="float" office:value="54.2">
                <text:p>54.2</text:p>
                <draw:g>
                  <svg:desc>Sheet1.F4:Sheet1.F70</svg:desc>
                </draw:g>
              </table:table-cell>
              <table:table-cell office:value-type="float" office:value="2.9">
                <text:p>2.9</text:p>
                <draw:g>
                  <svg:desc>Sheet1.G4:Sheet1.G70</svg:desc>
                </draw:g>
              </table:table-cell>
              <table:table-cell office:value-type="float" office:value="14.8">
                <text:p>14.8</text:p>
                <draw:g>
                  <svg:desc>Sheet1.H4:Sheet1.H70</svg:desc>
                </draw:g>
              </table:table-cell>
              <table:table-cell office:value-type="float" office:value="NaN">
                <text:p>NaN</text:p>
                <draw:g>
                  <svg:desc>Sheet1.I4:Sheet1.I70</svg:desc>
                </draw:g>
              </table:table-cell>
              <table:table-cell office:value-type="float" office:value="NaN">
                <text:p>NaN</text:p>
                <draw:g>
                  <svg:desc>Sheet1.J4:Sheet1.J70</svg:desc>
                </draw:g>
              </table:table-cell>
              <table:table-cell office:value-type="float" office:value="NaN">
                <text:p>NaN</text:p>
                <draw:g>
                  <svg:desc>Sheet1.K4:Sheet1.K70</svg:desc>
                </draw:g>
              </table:table-cell>
              <table:table-cell office:value-type="float" office:value="NaN">
                <text:p>NaN</text:p>
                <draw:g>
                  <svg:desc>Sheet1.L4:Sheet1.L70</svg:desc>
                </draw:g>
              </table:table-cell>
              <table:table-cell office:value-type="float" office:value="NaN">
                <text:p>NaN</text:p>
                <draw:g>
                  <svg:desc>Sheet1.M4:Sheet1.M70</svg:desc>
                </draw:g>
              </table:table-cell>
              <table:table-cell office:value-type="float" office:value="NaN">
                <text:p>NaN</text:p>
                <draw:g>
                  <svg:desc>Sheet1.N4:Sheet1.N70</svg:desc>
                </draw:g>
              </table:table-cell>
              <table:table-cell office:value-type="float" office:value="NaN">
                <text:p>NaN</text:p>
                <draw:g>
                  <svg:desc>Sheet1.O4:Sheet1.O70</svg:desc>
                </draw:g>
              </table:table-cell>
              <table:table-cell office:value-type="float" office:value="NaN">
                <text:p>NaN</text:p>
                <draw:g>
                  <svg:desc>Sheet1.P4:Sheet1.P70</svg:desc>
                </draw:g>
              </table:table-cell>
              <table:table-cell office:value-type="float" office:value="NaN">
                <text:p>NaN</text:p>
                <draw:g>
                  <svg:desc>Sheet1.Q4:Sheet1.Q70</svg:desc>
                </draw:g>
              </table:table-cell>
              <table:table-cell office:value-type="float" office:value="NaN">
                <text:p>NaN</text:p>
                <draw:g>
                  <svg:desc>Sheet1.R4:Sheet1.R70</svg:desc>
                </draw:g>
              </table:table-cell>
              <table:table-cell office:value-type="float" office:value="NaN">
                <text:p>NaN</text:p>
                <draw:g>
                  <svg:desc>Sheet1.S4:Sheet1.S70</svg:desc>
                </draw:g>
              </table:table-cell>
              <table:table-cell office:value-type="float" office:value="NaN">
                <text:p>NaN</text:p>
                <draw:g>
                  <svg:desc>Sheet1.T4:Sheet1.T70</svg:desc>
                </draw:g>
              </table:table-cell>
              <table:table-cell office:value-type="float" office:value="NaN">
                <text:p>NaN</text:p>
                <draw:g>
                  <svg:desc>Sheet1.U4:Sheet1.U70</svg:desc>
                </draw:g>
              </table:table-cell>
              <table:table-cell office:value-type="float" office:value="NaN">
                <text:p>NaN</text:p>
                <draw:g>
                  <svg:desc>Sheet1.V4:Sheet1.V70</svg:desc>
                </draw:g>
              </table:table-cell>
              <table:table-cell office:value-type="float" office:value="NaN">
                <text:p>NaN</text:p>
                <draw:g>
                  <svg:desc>Sheet1.W4:Sheet1.W70</svg:desc>
                </draw:g>
              </table:table-cell>
              <table:table-cell office:value-type="float" office:value="NaN">
                <text:p>NaN</text:p>
                <draw:g>
                  <svg:desc>Sheet1.X4:Sheet1.X70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